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9800002CA6000011E1C8E995FA.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otusWP Type" svg:font-family="'LotusWP 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257in" fo:margin-left="-0.0243in" table:align="left" style:writing-mode="lr-tb"/>
    </style:style>
    <style:style style:name="Table1.A" style:family="table-column">
      <style:table-column-properties style:column-width="3.3229in"/>
    </style:style>
    <style:style style:name="Table1.B" style:family="table-column">
      <style:table-column-properties style:column-width="3.3028in"/>
    </style:style>
    <style:style style:name="Table1.1" style:family="table-row">
      <style:table-row-properties style:keep-together="true" fo:keep-together="auto"/>
    </style:style>
    <style:style style:name="Table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194in" fo:padding-right="0.0194in" fo:padding-top="0in" fo:padding-bottom="0in" fo:border="0.0069in solid #000000" style:writing-mode="lr-tb"/>
    </style:style>
    <style:style style:name="Table2" style:family="table">
      <style:table-properties style:width="6.6257in" fo:margin-left="-0.0243in" table:align="left" style:writing-mode="lr-tb"/>
    </style:style>
    <style:style style:name="Table2.A" style:family="table-column">
      <style:table-column-properties style:column-width="0.6694in"/>
    </style:style>
    <style:style style:name="Table2.C" style:family="table-column">
      <style:table-column-properties style:column-width="4.3903in"/>
    </style:style>
    <style:style style:name="Table2.D" style:family="table-column">
      <style:table-column-properties style:column-width="0.8965in"/>
    </style:style>
    <style:style style:name="Table2.1" style:family="table-row">
      <style:table-row-properties style:keep-together="true" fo:keep-together="auto"/>
    </style:style>
    <style:style style:name="Table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194in" fo:padding-right="0.0194in" fo:padding-top="0in" fo:padding-bottom="0in" fo:border="0.0069in solid #000000" style:writing-mode="lr-tb"/>
    </style:style>
    <style:style style:name="Table3" style:family="table">
      <style:table-properties style:width="6.6063in" table:align="left" style:writing-mode="lr-tb"/>
    </style:style>
    <style:style style:name="Table3.A" style:family="table-column">
      <style:table-column-properties style:column-width="1.6736in"/>
    </style:style>
    <style:style style:name="Table3.B" style:family="table-column">
      <style:table-column-properties style:column-width="4.9326in"/>
    </style:style>
    <style:style style:name="Table3.1" style:family="table-row">
      <style:table-row-properties style:keep-together="true" fo:keep-together="auto"/>
    </style:style>
    <style:style style:name="Table3.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194in" fo:padding-right="0.0194in" fo:padding-top="0in" fo:padding-bottom="0in" fo:border="0.0069in solid #000000" style:writing-mode="lr-tb"/>
    </style:style>
    <style:style style:name="Table4" style:family="table">
      <style:table-properties style:width="6.6063in" table:align="left" style:writing-mode="lr-tb"/>
    </style:style>
    <style:style style:name="Table4.A" style:family="table-column">
      <style:table-column-properties style:column-width="1.6736in"/>
    </style:style>
    <style:style style:name="Table4.B" style:family="table-column">
      <style:table-column-properties style:column-width="4.9326in"/>
    </style:style>
    <style:style style:name="Table4.1" style:family="table-row">
      <style:table-row-properties style:keep-together="true" fo:keep-together="auto"/>
    </style:style>
    <style:style style:name="Table4.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194in" fo:padding-right="0.0194in" fo:padding-top="0in" fo:padding-bottom="0in" fo:border="0.0069in solid #000000" style:writing-mode="lr-tb"/>
    </style:style>
    <style:style style:name="Table5" style:family="table">
      <style:table-properties style:width="6.8861in" fo:margin-left="-0.0785in" table:align="left" style:writing-mode="lr-tb"/>
    </style:style>
    <style:style style:name="Table5.A" style:family="table-column">
      <style:table-column-properties style:column-width="2.5354in"/>
    </style:style>
    <style:style style:name="Table5.B" style:family="table-column">
      <style:table-column-properties style:column-width="4.3507in"/>
    </style:style>
    <style:style style:name="Table5.1" style:family="table-row">
      <style:table-row-properties style:keep-together="true" fo:keep-together="auto"/>
    </style:style>
    <style:style style:name="Table5.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B1" style:family="table-cell">
      <style:table-cell-properties style:vertical-align="top" fo:padding-left="0.075in" fo:padding-right="0.075in" fo:padding-top="0in" fo:padding-bottom="0in" fo:border="0.0069in solid #000000" style:writing-mode="lr-tb"/>
    </style:style>
    <style:style style:name="P1" style:family="paragraph" style:parent-style-name="Text_20_body">
      <style:text-properties fo:language="en" fo:country="GB"/>
    </style:style>
    <style:style style:name="P2" style:family="paragraph" style:parent-style-name="Heading_20_2">
      <style:text-properties fo:language="en" fo:country="GB"/>
    </style:style>
    <style:style style:name="P3" style:family="paragraph" style:parent-style-name="Table_20_Text">
      <style:text-properties fo:language="en" fo:country="GB"/>
    </style:style>
    <style:style style:name="P4" style:family="paragraph" style:parent-style-name="Table_20_Text">
      <style:paragraph-properties fo:text-align="center" style:justify-single-word="false"/>
      <style:text-properties fo:language="en" fo:country="GB"/>
    </style:style>
    <style:style style:name="P5" style:family="paragraph" style:parent-style-name="Table_20_Text">
      <style:paragraph-properties style:snap-to-layout-grid="false"/>
      <style:text-properties fo:language="en" fo:country="GB"/>
    </style:style>
    <style:style style:name="P6" style:family="paragraph" style:parent-style-name="Contents_20_1">
      <style:paragraph-properties>
        <style:tab-stops>
          <style:tab-stop style:position="0.4165in"/>
          <style:tab-stop style:position="6.4965in" style:type="right" style:leader-style="dotted" style:leader-text="."/>
        </style:tab-stops>
      </style:paragraph-properties>
      <style:text-properties fo:language="en" fo:country="GB"/>
    </style:style>
    <style:style style:name="P7" style:family="paragraph" style:parent-style-name="Contents_20_1">
      <style:paragraph-properties>
        <style:tab-stops>
          <style:tab-stop style:position="0.4165in"/>
          <style:tab-stop style:position="6.4965in" style:type="right" style:leader-style="dotted" style:leader-text="."/>
        </style:tab-stops>
      </style:paragraph-properties>
    </style:style>
    <style:style style:name="P8" style:family="paragraph" style:parent-style-name="Subtitle">
      <style:text-properties fo:language="en" fo:country="GB"/>
    </style:style>
    <style:style style:name="P9" style:family="paragraph" style:parent-style-name="Table_20_Header">
      <style:paragraph-properties fo:text-align="start" style:justify-single-word="false"/>
      <style:text-properties fo:language="en" fo:country="GB"/>
    </style:style>
    <style:style style:name="P10" style:family="paragraph" style:parent-style-name="Heading_20_1">
      <style:text-properties fo:language="en" fo:country="GB"/>
    </style:style>
    <style:style style:name="P11" style:family="paragraph" style:parent-style-name="Text_20_body_20_indent">
      <style:text-properties fo:language="en" fo:country="GB"/>
    </style:style>
    <style:style style:name="P12" style:family="paragraph" style:parent-style-name="Reader_27_s_20_comments">
      <style:text-properties fo:language="en" fo:country="GB"/>
    </style:style>
    <style:style style:name="P13" style:family="paragraph" style:parent-style-name="Editor_27_s_20_comments">
      <style:text-properties fo:language="en" fo:country="GB"/>
    </style:style>
    <style:style style:name="P14" style:family="paragraph" style:parent-style-name="Editor_27_s_20_comments" style:list-style-name="WW8Num10">
      <style:text-properties fo:language="en" fo:country="GB"/>
    </style:style>
    <style:style style:name="P15" style:family="paragraph" style:parent-style-name="Contents_20_3">
      <style:paragraph-properties>
        <style:tab-stops>
          <style:tab-stop style:position="0.8335in"/>
          <style:tab-stop style:position="6.4965in" style:type="right" style:leader-style="dotted" style:leader-text="."/>
        </style:tab-stops>
      </style:paragraph-properties>
    </style:style>
    <style:style style:name="P16" style:family="paragraph" style:parent-style-name="Contents_20_2">
      <style:paragraph-properties>
        <style:tab-stops>
          <style:tab-stop style:position="0.5555in"/>
          <style:tab-stop style:position="6.4965in" style:type="right" style:leader-style="dotted" style:leader-text="."/>
        </style:tab-stops>
      </style:paragraph-properties>
    </style:style>
    <style:style style:name="P17" style:family="paragraph" style:parent-style-name="Heading_20_A">
      <style:paragraph-properties fo:margin-left="0.4528in" fo:margin-right="0in" fo:text-indent="0in" style:auto-text-indent="false"/>
      <style:text-properties fo:language="en" fo:country="GB"/>
    </style:style>
    <style:style style:name="P18" style:family="paragraph" style:parent-style-name="Heading_20_B">
      <style:paragraph-properties fo:margin-left="0.4528in" fo:margin-right="0in" fo:text-indent="0in" style:auto-text-indent="false"/>
      <style:text-properties fo:language="en" fo:country="GB"/>
    </style:style>
    <style:style style:name="P19" style:family="paragraph" style:parent-style-name="Heading_20_3">
      <style:text-properties fo:language="en" fo:country="GB"/>
    </style:style>
    <style:style style:name="P20" style:family="paragraph" style:parent-style-name="Header">
      <style:paragraph-properties fo:padding="0in" fo:border="none"/>
    </style:style>
    <style:style style:name="P21" style:family="paragraph" style:parent-style-name="Header">
      <style:paragraph-properties fo:margin-left="0.9846in" fo:margin-right="0.9839in" fo:text-align="center" style:justify-single-word="false" fo:text-indent="0in" style:auto-text-indent="false" fo:padding="0in" fo:border="none">
        <style:tab-stops/>
      </style:paragraph-properties>
    </style:style>
    <style:style style:name="P22" style:family="paragraph" style:parent-style-name="Header">
      <style:paragraph-properties fo:margin-left="0in" fo:margin-right="-0.0008in" fo:text-indent="0.9846in" style:auto-text-indent="false"/>
      <style:text-properties fo:font-size="12pt" fo:font-weight="bold" style:font-size-asian="12pt" style:font-weight-asian="bold"/>
    </style:style>
    <style:style style:name="P23" style:family="paragraph" style:parent-style-name="Title">
      <style:text-properties fo:language="en" fo:country="GB"/>
    </style:style>
    <style:style style:name="P24" style:family="paragraph" style:parent-style-name="Footer">
      <style:paragraph-properties>
        <style:tab-stops>
          <style:tab-stop style:position="0.8862in"/>
          <style:tab-stop style:position="6.7291in" style:type="right"/>
        </style:tab-stops>
      </style:paragraph-properties>
    </style:style>
    <style:style style:name="P25" style:family="paragraph" style:parent-style-name="Standard">
      <style:text-properties fo:language="en" fo:country="GB"/>
    </style:style>
    <style:style style:name="P26" style:family="paragraph" style:parent-style-name="Standard">
      <style:paragraph-properties fo:text-align="end" style:justify-single-word="false"/>
      <style:text-properties fo:language="en" fo:country="GB"/>
    </style:style>
    <style:style style:name="P27" style:family="paragraph" style:parent-style-name="Standard" style:master-page-name="Standard">
      <style:paragraph-properties style:page-number="auto"/>
      <style:text-properties fo:language="en" fo:country="GB"/>
    </style:style>
    <style:style style:name="T1" style:family="text">
      <style:text-properties fo:language="en" fo:country="GB"/>
    </style:style>
    <style:style style:name="T2" style:family="text">
      <style:text-properties fo:language="en" fo:country="GB" style:language-asian="none" style:country-asian="none" style:font-size-complex="14pt"/>
    </style:style>
    <style:style style:name="T3" style:family="text">
      <style:text-properties fo:language="en" fo:country="GB" style:language-asian="none" style:country-asian="none" style:font-size-complex="18pt"/>
    </style:style>
    <style:style style:name="T4" style:family="text">
      <style:text-properties fo:font-style="italic" style:font-style-asian="italic" style:font-style-complex="italic"/>
    </style:style>
    <style:style style:name="T5" style:family="text">
      <style:text-properties fo:color="#0000ff" fo:language="en" fo:country="GB" fo:font-style="italic" style:font-style-asian="italic"/>
    </style:style>
    <style:style style:name="T6" style:family="text">
      <style:text-properties style:language-asian="none" style:country-asian="none" style:font-size-complex="18pt"/>
    </style:style>
    <style:style style:name="T7" style:family="text">
      <style:text-properties style:font-name="Times New Roman" fo:language="none" fo:country="none" style:language-asian="none" style:country-asian="none" style:font-name-complex="Times New Roman" style:font-size-complex="12pt"/>
    </style:style>
    <style:style style:name="T8" style:family="text">
      <style:text-properties style:font-name="Times New Roman" fo:font-size="12pt" fo:language="none" fo:country="none" style:font-size-asian="12pt" style:language-asian="none" style:country-asian="none" style:font-name-complex="Times New Roman" style:font-size-complex="12pt"/>
    </style:style>
    <style:style style:name="T9" style:family="text">
      <style:text-properties fo:language="none" fo:country="none" style:language-asian="none" style:country-asian="none"/>
    </style:style>
    <style:style style:name="T10" style:family="text"/>
    <style:style style:name="fr1" style:family="graphic" style:parent-style-name="Frame">
      <style:graphic-properties fo:margin-left="0in" fo:margin-right="0.098in"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3"/>
      <text:p text:style-name="P23"/>
      <text:p text:style-name="P23"/>
      <text:p text:style-name="P23"/>
      <text:p text:style-name="P23"/>
      <text:p text:style-name="P23"/>
      <text:p text:style-name="P23"><text:bookmark-ref text:reference-format="text" text:ref-name="prop_Subject">ENG 100 - Candidate Asset List</text:bookmark-ref></text:p>
      <text:p text:style-name="P23"><text:bookmark-ref text:reference-format="text" text:ref-name="prop_Text1"/></text:p>
      <text:p text:style-name="P23"><text:bookmark-ref text:reference-format="text" text:ref-name="prop_Text2"/></text:p>
      <text:p text:style-name="P23"/>
      <text:p text:style-name="P8"/>
      <text:p text:style-name="P8"/>
      <text:p text:style-name="P8"/>
      <text:p text:style-name="P8"/>
      <text:p text:style-name="P8"/>
      <text:p text:style-name="P8"/>
      <text:p text:style-name="P8"/>
      <text:p text:style-name="P8"/>
      <text:p text:style-name="P8"><text:bookmark-start text:name="LAuthor"/>Author:<text:bookmark-end text:name="LAuthor"/> <text:bookmark-start text:name="prop_Author"/>IBM<text:bookmark-end text:name="prop_Author"/></text:p>
      <text:p text:style-name="P8"><text:bookmark-ref text:reference-format="text" text:ref-name="LOwner">Owner:</text:bookmark-ref> <text:bookmark-ref text:reference-format="text" text:ref-name="prop_Owner">IBM</text:bookmark-ref></text:p>
      <text:p text:style-name="P8"><text:bookmark text:name="LCustomer"/><text:s/><text:bookmark text:name="prop_Customer"/></text:p>
      <text:p text:style-name="P26"/>
      <text:p text:style-name="P26"/>
      <text:p text:style-name="P26"/>
      <text:p text:style-name="P26"/>
      <text:p text:style-name="P26"><text:bookmark-ref text:reference-format="text" text:ref-name="prop_SecCust"/><text:bookmark-ref text:reference-format="text" text:ref-name="prop_SecAnd"/><text:bookmark-ref text:reference-format="text" text:ref-name="prop_SecComp"/></text:p>
      <text:p text:style-name="P26"/>
      <text:p text:style-name="P17"><text:bookmark-start text:name="TDocumentHistory"/>Document History<text:bookmark-end text:name="TDocumentHistory"/></text:p>
      <text:p text:style-name="P18"><text:bookmark-start text:name="TDocumentLocation"/>Document Location<text:bookmark-end text:name="TDocumentLocation"/></text:p>
      <text:p text:style-name="P1"><text:bookmark-start text:name="TDocumentValid"/>This is a snapshot of an on-line document. Paper copies are valid only on the day they are printed. Refer to the author if you are in any doubt about the currency of this document.<text:bookmark-end text:name="TDocumentValid"/></text:p>
      <text:p text:style-name="P18"><text:bookmark-start text:name="TRevisionHistory"/>Revision History<text:bookmark-end text:name="TRevisionHistory"/></text:p>
      <table:table table:name="Table1" table:style-name="Table1">
        <table:table-column table:style-name="Table1.A"/>
        <table:table-column table:style-name="Table1.B"/>
        <table:table-row table:style-name="Table1.1">
          <table:table-cell table:style-name="Table1.A1" office:value-type="string">
            <text:p text:style-name="P3"><text:bookmark-start text:name="TDateOfThisRevision"/>Date of this revision<text:bookmark-end text:name="TDateOfThisRevision"/>: <text:bookmark-ref text:reference-format="text" text:ref-name="prop_Date">08-26-2004</text:bookmark-ref></text:p>
          </table:table-cell>
          <table:table-cell table:style-name="Table1.B1" office:value-type="string">
            <text:p text:style-name="Table_20_Text"><text:bookmark-start text:name="TDateOfNextRevision"/><text:span text:style-name="T1">Date of next revision</text:span><text:bookmark-end text:name="TDateOfNextRevision"/><text:span text:style-name="T1"> <text:s text:c="3"/></text:span><text:span text:style-name="T5">(date)</text:span></text:p>
          </table:table-cell>
        </table:table-row>
      </table:table>
      <text:p text:style-name="P25"/>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3"><text:bookmark-start text:name="TRevisionNumber"/>Revision Number<text:bookmark-end text:name="TRevisionNumber"/></text:p>
          </table:table-cell>
          <table:table-cell table:style-name="Table2.A1" office:value-type="string">
            <text:p text:style-name="P3"><text:bookmark-start text:name="TRevisionDate"/>Revision Date<text:bookmark-end text:name="TRevisionDate"/></text:p>
          </table:table-cell>
          <table:table-cell table:style-name="Table2.A1" office:value-type="string">
            <text:p text:style-name="P3"><text:bookmark-start text:name="TSummaryOfChanges"/>Summary of Changes<text:bookmark-end text:name="TSummaryOfChanges"/></text:p>
          </table:table-cell>
          <table:table-cell table:style-name="Table2.D1" office:value-type="string">
            <text:p text:style-name="P3"><text:bookmark-start text:name="TChangesMarked"/>Changes marked<text:bookmark-end text:name="TChangesMarked"/></text:p>
          </table:table-cell>
        </table:table-row>
        <table:table-row table:style-name="Table2.1">
          <table:table-cell table:style-name="Table2.A1" office:value-type="string">
            <text:p text:style-name="P4">(#)</text:p>
          </table:table-cell>
          <table:table-cell table:style-name="Table2.A1" office:value-type="string">
            <text:p text:style-name="P4">(-)</text:p>
          </table:table-cell>
          <table:table-cell table:style-name="Table2.A1" office:value-type="string">
            <text:p text:style-name="P3">(Describe change)</text:p>
          </table:table-cell>
          <table:table-cell table:style-name="Table2.D1" office:value-type="string">
            <text:p text:style-name="P4">(N)</text:p>
          </table:table-cell>
        </table:table-row>
      </table:table>
      <text:p text:style-name="P18"><text:bookmark-start text:name="TApprovals"/>Approvals<text:bookmark-end text:name="TApprovals"/></text:p>
      <text:p text:style-name="P1"><text:bookmark-start text:name="TRequiredApprovals"/>This document requires following approvals. Signed approval forms are filed in the Quality section of the PCB.<text:bookmark-end text:name="TRequiredApprovals"/></text:p>
      <table:table table:name="Table3" table:style-name="Table3">
        <table:table-column table:style-name="Table3.A"/>
        <table:table-column table:style-name="Table3.B"/>
        <table:table-row table:style-name="Table3.1">
          <table:table-cell table:style-name="Table3.A1" office:value-type="string">
            <text:p text:style-name="P3"><text:bookmark-start text:name="TName"/>Name<text:bookmark-end text:name="TName"/></text:p>
          </table:table-cell>
          <table:table-cell table:style-name="Table3.B1" office:value-type="string">
            <text:p text:style-name="P3"><text:bookmark-start text:name="TTitle"/>Title<text:bookmark-end text:name="TTitle"/></text:p>
          </table:table-cell>
        </table:table-row>
        <table:table-row table:style-name="Table3.1">
          <table:table-cell table:style-name="Table3.A1" office:value-type="string">
            <text:p text:style-name="P11">(name)</text:p>
          </table:table-cell>
          <table:table-cell table:style-name="Table3.B1" office:value-type="string">
            <text:p text:style-name="P11">(title)</text:p>
          </table:table-cell>
        </table:table-row>
      </table:table>
      <text:p text:style-name="P18"><text:bookmark-start text:name="TDistribution"/>Distribution<text:bookmark-end text:name="TDistribution"/></text:p>
      <text:p text:style-name="P1"><text:bookmark-start text:name="THasBeenDistributedTo"/>This document has been distributed to<text:bookmark-end text:name="THasBeenDistributedTo"/></text:p>
      <table:table table:name="Table4" table:style-name="Table4">
        <table:table-column table:style-name="Table4.A"/>
        <table:table-column table:style-name="Table4.B"/>
        <table:table-row table:style-name="Table4.1">
          <table:table-cell table:style-name="Table4.A1" office:value-type="string">
            <text:p text:style-name="P5"><text:bookmark-ref text:reference-format="text" text:ref-name="TName">Name</text:bookmark-ref></text:p>
          </table:table-cell>
          <table:table-cell table:style-name="Table4.B1" office:value-type="string">
            <text:p text:style-name="P5"><text:bookmark-ref text:reference-format="text" text:ref-name="TTitle">Title</text:bookmark-ref></text:p>
          </table:table-cell>
        </table:table-row>
        <table:table-row table:style-name="Table4.1">
          <table:table-cell table:style-name="Table4.A1" office:value-type="string">
            <text:p text:style-name="P11">(name)</text:p>
          </table:table-cell>
          <table:table-cell table:style-name="Table4.B1" office:value-type="string">
            <text:p text:style-name="P11">(title)</text:p>
          </table:table-cell>
        </table:table-row>
      </table:table>
      <text:p text:style-name="P17"><text:bookmark-start text:name="TContents"/>Contents<text:bookmark-end text:name="T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4965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6"><text:span text:style-name="T6">1.</text:span><text:span text:style-name="T7"><text:tab/></text:span><text:span text:style-name="T6">Introduction</text:span><text:span text:style-name="T9"><text:tab/></text:span><text:a xlink:type="simple" xlink:href="#__RefHeading___Toc121136647" text:style-name="Index_20_Link" text:visited-style-name="Index_20_Link"><text:span text:style-name="T9">4</text:span></text:a></text:p>
          <text:p text:style-name="P16"><text:span text:style-name="T2">1.1</text:span><text:span text:style-name="T8"><text:tab/></text:span><text:span text:style-name="T2">Identification</text:span><text:span text:style-name="T9"><text:tab/></text:span><text:a xlink:type="simple" xlink:href="#__RefHeading___Toc121136648" text:style-name="Index_20_Link" text:visited-style-name="Index_20_Link"><text:span text:style-name="T9">4</text:span></text:a></text:p>
          <text:p text:style-name="P16"><text:span text:style-name="T2">1.2</text:span><text:span text:style-name="T8"><text:tab/></text:span><text:span text:style-name="T2">References</text:span><text:span text:style-name="T9"><text:tab/></text:span><text:a xlink:type="simple" xlink:href="#__RefHeading___Toc121136649" text:style-name="Index_20_Link" text:visited-style-name="Index_20_Link"><text:span text:style-name="T9">4</text:span></text:a></text:p>
          <text:p text:style-name="P16"><text:span text:style-name="T2">1.3</text:span><text:span text:style-name="T8"><text:tab/></text:span><text:span text:style-name="T2">Notation</text:span><text:span text:style-name="T9"><text:tab/></text:span><text:a xlink:type="simple" xlink:href="#__RefHeading___Toc121136650" text:style-name="Index_20_Link" text:visited-style-name="Index_20_Link"><text:span text:style-name="T9">4</text:span></text:a></text:p>
          <text:p text:style-name="P7"><text:span text:style-name="T3">2.</text:span><text:span text:style-name="T7"><text:tab/></text:span><text:span text:style-name="T3">Target Requirements</text:span><text:span text:style-name="T9"><text:tab/></text:span><text:a xlink:type="simple" xlink:href="#__RefHeading___Toc121136651" text:style-name="Index_20_Link" text:visited-style-name="Index_20_Link"><text:span text:style-name="T9">5</text:span></text:a></text:p>
          <text:p text:style-name="P7"><text:span text:style-name="T3">3.</text:span><text:span text:style-name="T7"><text:tab/></text:span><text:span text:style-name="T3">Candidate Assets</text:span><text:span text:style-name="T9"><text:tab/></text:span><text:a xlink:type="simple" xlink:href="#__RefHeading___Toc121136652" text:style-name="Index_20_Link" text:visited-style-name="Index_20_Link"><text:span text:style-name="T9">6</text:span></text:a></text:p>
          <text:p text:style-name="P16"><text:span text:style-name="T2">3.1</text:span><text:span text:style-name="T8"><text:tab/></text:span><text:span text:style-name="T2">&lt;Problem Area 1&gt;</text:span><text:span text:style-name="T9"><text:tab/></text:span><text:a xlink:type="simple" xlink:href="#__RefHeading___Toc121136653" text:style-name="Index_20_Link" text:visited-style-name="Index_20_Link"><text:span text:style-name="T9">6</text:span></text:a></text:p>
          <text:p text:style-name="P15"><text:span text:style-name="T2">3.1.1</text:span><text:span text:style-name="T8"><text:tab/></text:span><text:span text:style-name="T2">&lt;Candidate asset 1&gt;</text:span><text:span text:style-name="T9"><text:tab/></text:span><text:a xlink:type="simple" xlink:href="#__RefHeading___Toc121136654" text:style-name="Index_20_Link" text:visited-style-name="Index_20_Link"><text:span text:style-name="T9">6</text:span></text:a></text:p>
          <text:p text:style-name="P15"><text:span text:style-name="T2">3.1.2</text:span><text:span text:style-name="T8"><text:tab/></text:span><text:span text:style-name="T2">&lt;Candidate asset n&gt;</text:span><text:span text:style-name="T9"><text:tab/></text:span><text:a xlink:type="simple" xlink:href="#__RefHeading___Toc121136655" text:style-name="Index_20_Link" text:visited-style-name="Index_20_Link"><text:span text:style-name="T9">6</text:span></text:a></text:p>
          <text:p text:style-name="P16"><text:span text:style-name="T2">3.2</text:span><text:span text:style-name="T8"><text:tab/></text:span><text:span text:style-name="T2">&lt;Problem Area n&gt;</text:span><text:span text:style-name="T9"><text:tab/></text:span><text:a xlink:type="simple" xlink:href="#__RefHeading___Toc121136656" text:style-name="Index_20_Link" text:visited-style-name="Index_20_Link"><text:span text:style-name="T9">6</text:span></text:a></text:p>
          <text:p text:style-name="P7"><text:span text:style-name="T3">4.</text:span><text:span text:style-name="T7"><text:tab/></text:span><text:span text:style-name="T3">Selected Assets</text:span><text:span text:style-name="T9"><text:tab/></text:span><text:a xlink:type="simple" xlink:href="#__RefHeading___Toc121136657" text:style-name="Index_20_Link" text:visited-style-name="Index_20_Link"><text:span text:style-name="T9">7</text:span></text:a></text:p>
          <text:p text:style-name="P16"><text:span text:style-name="T2">4.1</text:span><text:span text:style-name="T8"><text:tab/></text:span><text:span text:style-name="T2">&lt;Problem Area 1&gt;</text:span><text:span text:style-name="T9"><text:tab/></text:span><text:a xlink:type="simple" xlink:href="#__RefHeading___Toc121136658" text:style-name="Index_20_Link" text:visited-style-name="Index_20_Link"><text:span text:style-name="T9">7</text:span></text:a></text:p>
          <text:p text:style-name="P15"><text:span text:style-name="T2">4.1.1</text:span><text:span text:style-name="T8"><text:tab/></text:span><text:span text:style-name="T2">&lt;Selected asset 1&gt;</text:span><text:span text:style-name="T9"><text:tab/></text:span><text:a xlink:type="simple" xlink:href="#__RefHeading___Toc121136659" text:style-name="Index_20_Link" text:visited-style-name="Index_20_Link"><text:span text:style-name="T9">7</text:span></text:a></text:p>
          <text:p text:style-name="P15"><text:span text:style-name="T2">4.1.2</text:span><text:span text:style-name="T8"><text:tab/></text:span><text:span text:style-name="T2">&lt;Selected asset n&gt;</text:span><text:span text:style-name="T9"><text:tab/></text:span><text:a xlink:type="simple" xlink:href="#__RefHeading___Toc121136660" text:style-name="Index_20_Link" text:visited-style-name="Index_20_Link"><text:span text:style-name="T9">7</text:span></text:a></text:p>
          <text:p text:style-name="P16"><text:span text:style-name="T2">4.2</text:span><text:span text:style-name="T8"><text:tab/></text:span><text:span text:style-name="T2">&lt;Problem Area n&gt;</text:span><text:span text:style-name="T9"><text:tab/></text:span><text:a xlink:type="simple" xlink:href="#__RefHeading___Toc121136661" text:style-name="Index_20_Link" text:visited-style-name="Index_20_Link"><text:span text:style-name="T9">7</text:span></text:a></text:p>
          <text:p text:style-name="P7"><text:span text:style-name="T3">5.</text:span><text:span text:style-name="T7"><text:tab/></text:span><text:span text:style-name="T3">Rejected Assets</text:span><text:span text:style-name="T9"><text:tab/></text:span><text:a xlink:type="simple" xlink:href="#__RefHeading___Toc121136662" text:style-name="Index_20_Link" text:visited-style-name="Index_20_Link"><text:span text:style-name="T9">8</text:span></text:a></text:p>
          <text:p text:style-name="P16"><text:span text:style-name="T2">5.1</text:span><text:span text:style-name="T8"><text:tab/></text:span><text:span text:style-name="T2">&lt;Problem Area 1&gt;</text:span><text:span text:style-name="T9"><text:tab/></text:span><text:a xlink:type="simple" xlink:href="#__RefHeading___Toc121136663" text:style-name="Index_20_Link" text:visited-style-name="Index_20_Link"><text:span text:style-name="T9">8</text:span></text:a></text:p>
          <text:p text:style-name="P15"><text:span text:style-name="T2">5.1.1</text:span><text:span text:style-name="T8"><text:tab/></text:span><text:span text:style-name="T2">&lt;Rejected asset 1&gt;</text:span><text:span text:style-name="T9"><text:tab/></text:span><text:a xlink:type="simple" xlink:href="#__RefHeading___Toc121136664" text:style-name="Index_20_Link" text:visited-style-name="Index_20_Link"><text:span text:style-name="T9">8</text:span></text:a></text:p>
          <text:p text:style-name="P15"><text:span text:style-name="T2">5.1.2</text:span><text:span text:style-name="T8"><text:tab/></text:span><text:span text:style-name="T2">&lt;Rejected asset n&gt;</text:span><text:span text:style-name="T9"><text:tab/></text:span><text:a xlink:type="simple" xlink:href="#__RefHeading___Toc121136665" text:style-name="Index_20_Link" text:visited-style-name="Index_20_Link"><text:span text:style-name="T9">8</text:span></text:a></text:p>
          <text:p text:style-name="P16"><text:span text:style-name="T2">5.2</text:span><text:span text:style-name="T8"><text:tab/></text:span><text:span text:style-name="T2">&lt;Problem Area n&gt;</text:span><text:span text:style-name="T9"><text:tab/></text:span><text:a xlink:type="simple" xlink:href="#__RefHeading___Toc121136666" text:style-name="Index_20_Link" text:visited-style-name="Index_20_Link"><text:span text:style-name="T9">8</text:span></text:a></text:p>
        </text:index-body>
      </text:table-of-content>
      <text:h text:style-name="P10" text:outline-level="1"><text:bookmark-start text:name="__RefHeading___Toc121136647"/><text:bookmark text:name="INSERT_HERE"/>Introduction<text:bookmark-end text:name="__RefHeading___Toc121136647"/></text:h>
      <text:p text:style-name="P13">Please note that:</text:p>
      <text:list xml:id="list6160101384212994295" text:style-name="WW8Num10">
        <text:list-item>
          <text:p text:style-name="P14">Text in the “Editor’s comments” style (such as this) provides guidance to the editor, in conjunction with the corresponding work product description, and should be removed from the published version of the document.</text:p>
        </text:list-item>
        <text:list-item>
          <text:p text:style-name="P14">The “Reader’s comments” style (in purple) provides guidance for the (client) reader and should be modified as appropriate by the editor to reflect any customization of the template.</text:p>
        </text:list-item>
        <text:list-item>
          <text:p text:style-name="P14">The “Normal” style (in black) should be used by the editor when adding the text describing the engagement appropriate for this work product.</text:p>
        </text:list-item>
      </text:list>
      <text:p text:style-name="P13">When using this template, refer to the Global Services Method work product description “ENG 100 Candidate Asset List”.</text:p>
      <text:p text:style-name="P12">This chapter identifies the document and the engagement to which it relates, describes the contents of the document, and states its purpose.</text:p>
      <text:h text:style-name="P2" text:outline-level="2"><text:bookmark-start text:name="__RefHeading___Toc121136648"/>Identification<text:bookmark-end text:name="__RefHeading___Toc121136648"/></text:h>
      <text:p text:style-name="Reader_27_s_20_comments"><text:span text:style-name="T1">This document describes the Candidate Asset List for the engagement </text:span><text:span text:style-name="T1"><text:bookmark-ref text:reference-format="text" text:ref-name="Prop_Text2">Error: Reference source not found</text:bookmark-ref></text:span><text:span text:style-name="T1">.</text:span></text:p>
      <text:p text:style-name="P13">Via the IBM menu, Edit the Document Information, enter the name of the engagement being described into the field “Text 2”, and press the “Update” button.</text:p>
      <text:h text:style-name="P2" text:outline-level="2"><text:bookmark-start text:name="__RefHeading___Toc121136649"/>References<text:bookmark-end text:name="__RefHeading___Toc121136649"/></text:h>
      <text:p text:style-name="P12">This document is based on and refers to the following documents:</text:p>
      <text:p text:style-name="P25">[&lt;no.&gt;]<text:tab/>&lt;author&gt;, &lt;title&gt;, &lt;reference&gt;, &lt;version no.&gt;, &lt;date&gt;{,&lt;pages&gt;}</text:p>
      <text:p text:style-name="P13">where items in {} are optional.</text:p>
      <text:p text:style-name="P13">e.g.,</text:p>
      <text:p text:style-name="P13">[1]<text:tab/>IBM Global Services, "Component Model for HAL", igtrpmaa.doc, V1.0.0A, 19/02/2001. </text:p>
      <text:p text:style-name="P13">Then in the body of the text refer to the document by: Reference [1].</text:p>
      <text:h text:style-name="P2" text:outline-level="2"><text:bookmark-start text:name="__RefHeading___Toc121136650"/>Notation<text:bookmark-end text:name="__RefHeading___Toc121136650"/></text:h>
      <text:p text:style-name="P13">This section is optional. <text:s/>If appropriate describe any notation used in the document.</text:p>
      <text:p text:style-name="P12">&lt;Notation&gt;</text:p>
      <text:h text:style-name="P10" text:outline-level="1"><text:bookmark-start text:name="__RefHeading___Toc121136651"/>Target Requirements<text:bookmark-end text:name="__RefHeading___Toc121136651"/></text:h>
      <text:p text:style-name="P12">This chapter defines the functional and performance requirements of the target environment in a generalized way to help in the search for potential assets, and outlines the reuse objectives of the engagement.</text:p>
      <text:p text:style-name="P13">Make the requirements very general for retrieval of higher-level assets, such as industry models or architectures, but more specific for retrieval of lower-level assets, such as frameworks or classes. Define asset reuse objectives that should be met by this engagement and tie to the asset strategy for the sponsoring organization.</text:p>
      <text:h text:style-name="P10" text:outline-level="1"><text:bookmark-start text:name="__RefHeading___Toc121136652"/>Candidate Assets<text:bookmark-end text:name="__RefHeading___Toc121136652"/></text:h>
      <text:p text:style-name="P12">This chapter lists assets considered for re-use in this engagement. The assets are categorized into problem areas, and each asset is described in terms of the scope of its applicability, the capabilities or functionality it provides, and the context under which it is reusable.</text:p>
      <text:p text:style-name="P13">This list evolves from very early proposal phases through all phases of the development.</text:p>
      <text:p text:style-name="P13">Use the IBM AssetWeb to aid in the search. <text:s/>Search outside the AssetWeb for potentially applicable product solutions. </text:p>
      <text:h text:style-name="P2" text:outline-level="2"><text:bookmark-start text:name="__RefHeading___Toc121136653"/>&lt;Problem Area 1&gt;<text:bookmark-end text:name="__RefHeading___Toc121136653"/></text:h>
      <text:h text:style-name="P19" text:outline-level="3"><text:bookmark-start text:name="__RefHeading___Toc121136654"/>&lt;Candidate asset 1&gt;<text:bookmark-end text:name="__RefHeading___Toc121136654"/></text:h>
      <text:p text:style-name="P13">Using the table below, describe the asset in terms of the scope of its applicability, the capabilities or functionality it provides, and the context under which it is reusable.</text:p>
      <table:table table:name="Table5" table:style-name="Table5">
        <table:table-column table:style-name="Table5.A"/>
        <table:table-column table:style-name="Table5.B"/>
        <table:table-row table:style-name="Table5.1">
          <table:table-cell table:style-name="Table5.A1" office:value-type="string">
            <text:p text:style-name="P9">Applicability to engagement</text:p>
          </table:table-cell>
          <table:table-cell table:style-name="Table5.B1" office:value-type="string">
            <text:p text:style-name="P5"/>
          </table:table-cell>
        </table:table-row>
        <table:table-row table:style-name="Table5.1">
          <table:table-cell table:style-name="Table5.A1" office:value-type="string">
            <text:p text:style-name="P9">Language / platform requirements</text:p>
          </table:table-cell>
          <table:table-cell table:style-name="Table5.B1" office:value-type="string">
            <text:p text:style-name="P5"/>
          </table:table-cell>
        </table:table-row>
        <table:table-row table:style-name="Table5.1">
          <table:table-cell table:style-name="Table5.A1" office:value-type="string">
            <text:p text:style-name="P9">Issues</text:p>
          </table:table-cell>
          <table:table-cell table:style-name="Table5.B1" office:value-type="string">
            <text:p text:style-name="P5"/>
          </table:table-cell>
        </table:table-row>
        <table:table-row table:style-name="Table5.1">
          <table:table-cell table:style-name="Table5.A1" office:value-type="string">
            <text:p text:style-name="P9">Maturity</text:p>
          </table:table-cell>
          <table:table-cell table:style-name="Table5.B1" office:value-type="string">
            <text:p text:style-name="P5"/>
          </table:table-cell>
        </table:table-row>
        <table:table-row table:style-name="Table5.1">
          <table:table-cell table:style-name="Table5.A1" office:value-type="string">
            <text:p text:style-name="P9">Vendor</text:p>
          </table:table-cell>
          <table:table-cell table:style-name="Table5.B1" office:value-type="string">
            <text:p text:style-name="P5"/>
          </table:table-cell>
        </table:table-row>
        <table:table-row table:style-name="Table5.1">
          <table:table-cell table:style-name="Table5.A1" office:value-type="string">
            <text:p text:style-name="P9">Quality</text:p>
          </table:table-cell>
          <table:table-cell table:style-name="Table5.B1" office:value-type="string">
            <text:p text:style-name="P5"/>
          </table:table-cell>
        </table:table-row>
        <table:table-row table:style-name="Table5.1">
          <table:table-cell table:style-name="Table5.A1" office:value-type="string">
            <text:p text:style-name="P9">Customizability</text:p>
          </table:table-cell>
          <table:table-cell table:style-name="Table5.B1" office:value-type="string">
            <text:p text:style-name="P5"/>
          </table:table-cell>
        </table:table-row>
        <table:table-row table:style-name="Table5.1">
          <table:table-cell table:style-name="Table5.A1" office:value-type="string">
            <text:p text:style-name="P9">Reference for further details</text:p>
          </table:table-cell>
          <table:table-cell table:style-name="Table5.B1" office:value-type="string">
            <text:p text:style-name="P5"/>
          </table:table-cell>
        </table:table-row>
      </table:table>
      <text:p text:style-name="P13"/>
      <text:h text:style-name="P19" text:outline-level="3"><text:bookmark-start text:name="__RefHeading___Toc121136655"/>&lt;Candidate asset n&gt;<text:bookmark-end text:name="__RefHeading___Toc121136655"/></text:h>
      <text:p text:style-name="P13">Repeat the previous section for each candidate asset for this problem area.</text:p>
      <text:h text:style-name="P2" text:outline-level="2"><text:bookmark-start text:name="__RefHeading___Toc121136656"/>&lt;Problem Area n&gt;<text:bookmark-end text:name="__RefHeading___Toc121136656"/></text:h>
      <text:p text:style-name="P13">Repeat the previous section for each problem area.</text:p>
      <text:h text:style-name="P10" text:outline-level="1"><text:bookmark-start text:name="__RefHeading___Toc121136657"/>Selected Assets<text:bookmark-end text:name="__RefHeading___Toc121136657"/></text:h>
      <text:p text:style-name="P12">This chapter details the adaptations required for an asset to make it reusable for the engagement. <text:s/>These adaptations also contain a rough estimate of the cost or effort involved to make this adaptation and who will make it. <text:s/>Where asset owners are required to adapt or develop assets, the Documents of Understanding (DOUs) are listed here as well. <text:s/>This chapter also identifies those assets chosen for use on the engagement.</text:p>
      <text:p text:style-name="P13">It is preferable that changes be done by the owning organization so enhancements can be made to the base asset. <text:s/>Ensure that all legal constraints are followed and legal rights adequately protected.</text:p>
      <text:h text:style-name="P2" text:outline-level="2"><text:bookmark-start text:name="__RefHeading___Toc121136658"/>&lt;Problem Area 1&gt;<text:bookmark-end text:name="__RefHeading___Toc121136658"/></text:h>
      <text:h text:style-name="P19" text:outline-level="3"><text:bookmark-start text:name="__RefHeading___Toc121136659"/>&lt;Selected asset 1&gt;<text:bookmark-end text:name="__RefHeading___Toc121136659"/></text:h>
      <text:p text:style-name="P12">Details the adaptations required to make the asset reusable for the engagement. <text:s/>Include a rough estimate of the cost or effort involved to make this adaptation and state who will make it. <text:s/>Where asset owners are required to adapt or develop assets, list here the Documents of Understanding (DOUs). <text:s/>State whether this asset has been chosen for use on the engagement.</text:p>
      <text:h text:style-name="P19" text:outline-level="3"><text:bookmark-start text:name="__RefHeading___Toc121136660"/>&lt;Selected asset n&gt;<text:bookmark-end text:name="__RefHeading___Toc121136660"/></text:h>
      <text:p text:style-name="P13">Repeat the previous section for each selected asset for this problem area.</text:p>
      <text:h text:style-name="P2" text:outline-level="2"><text:bookmark-start text:name="__RefHeading___Toc121136661"/>&lt;Problem Area n&gt;<text:bookmark-end text:name="__RefHeading___Toc121136661"/></text:h>
      <text:p text:style-name="P13">Repeat the previous section for each problem area.</text:p>
      <text:p text:style-name="P13"/>
      <text:h text:style-name="P10" text:outline-level="1"><text:bookmark-start text:name="__RefHeading___Toc121136662"/>Rejected Assets<text:bookmark-end text:name="__RefHeading___Toc121136662"/></text:h>
      <text:p text:style-name="P12">This chapter lists the assets which were considered for the engagement, but rejected, and the reason(s) for rejection.</text:p>
      <text:h text:style-name="P2" text:outline-level="2"><text:bookmark-start text:name="__RefHeading___Toc121136663"/>&lt;Problem Area 1&gt;<text:bookmark-end text:name="__RefHeading___Toc121136663"/></text:h>
      <text:h text:style-name="P19" text:outline-level="3"><text:bookmark-start text:name="__RefHeading___Toc121136664"/>&lt;Rejected asset 1&gt;<text:bookmark-end text:name="__RefHeading___Toc121136664"/></text:h>
      <text:p text:style-name="P13">State the reason(s) why this asset was not selected for the engagement.</text:p>
      <text:h text:style-name="P19" text:outline-level="3"><text:bookmark-start text:name="__RefHeading___Toc121136665"/>&lt;Rejected asset n&gt;<text:bookmark-end text:name="__RefHeading___Toc121136665"/></text:h>
      <text:p text:style-name="P13">Repeat the previous section for each candidate asset for this problem area.</text:p>
      <text:h text:style-name="P2" text:outline-level="2"><text:bookmark-start text:name="__RefHeading___Toc121136666"/>&lt;Problem Area n&gt;<text:bookmark-end text:name="__RefHeading___Toc121136666"/></text:h>
      <text:p text:style-name="P13">Repeat the previous section for each problem area.</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otusWP Type" svg:font-family="'LotusWP 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346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100%"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100%"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weight="bold" style:font-size-asian="12pt" style:font-weight-asian="bold"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100%"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100%"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100%" fo:margin-left="0.139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278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tab-stops>
          <style:tab-stop style:position="6.49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ab-stops>
          <style:tab-stop style:position="6.49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ab-stops>
          <style:tab-stop style:position="6.49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ab-stops>
          <style:tab-stop style:position="6.4965in" style:type="right" style:leader-style="dotted" style:leader-text="."/>
        </style:tab-stops>
      </style:paragraph-properties>
    </style:style>
    <style:style style:name="Table_20_Header" style:display-name="Table Header" style:family="paragraph" style:parent-style-name="Table_20_Text">
      <style:paragraph-properties fo:text-align="center" style:justify-single-word="false"/>
      <style:text-properties fo:font-weight="bold" style:font-weight-asian="bold" style:font-weight-complex="bold"/>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style style:name="Heading_20_B" style:display-name="Heading B" style:family="paragraph" style:parent-style-name="Heading_20_2" style:default-outline-level="" style:list-style-name=""/>
    <style:style style:name="Heading_20_C" style:display-name="Heading C" style:family="paragraph" style:parent-style-name="Heading_20_3" style:default-outline-level="" style:list-style-nam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LotusWP Type" fo:font-size="10pt" style:font-size-asian="10pt" style:font-name-complex="LotusWP Type"/>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St30z0" style:family="text">
      <style:text-properties style:font-name="LotusWP Type" fo:font-size="10pt" style:font-size-asian="10pt" style:font-name-complex="LotusWP Type"/>
    </style:style>
    <style:style style:name="WW8NumSt31z0" style:family="text">
      <style:text-properties style:font-name="LotusWP Type" fo:font-size="10pt" style:font-size-asian="10pt" style:font-name-complex="LotusWP Typ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7z0" style:num-suffix="." style:num-format="1">
        <style:list-level-properties text:list-level-position-and-space-mode="label-alignment">
          <style:list-level-label-alignment text:label-followed-by="listtab"/>
        </style:list-level-properties>
      </text:outline-level-style>
      <text:outline-level-style text:level="2" text:style-name="WW8Num7z1" style:num-format="1" text:display-levels="2">
        <style:list-level-properties text:list-level-position-and-space-mode="label-alignment">
          <style:list-level-label-alignment text:label-followed-by="listtab"/>
        </style:list-level-properties>
      </text:outline-level-style>
      <text:outline-level-style text:level="3" text:style-name="WW8Num7z2" style:num-format="1" text:display-levels="3">
        <style:list-level-properties text:list-level-position-and-space-mode="label-alignment">
          <style:list-level-label-alignment text:label-followed-by="listtab"/>
        </style:list-level-properties>
      </text:outline-level-style>
      <text:outline-level-style text:level="4" text:style-name="WW8Num7z3" style:num-format="1" text:display-levels="4">
        <style:list-level-properties text:list-level-position-and-space-mode="label-alignment">
          <style:list-level-label-alignment text:label-followed-by="listtab"/>
        </style:list-level-properties>
      </text:outline-level-style>
      <text:outline-level-style text:level="5" text:style-name="WW8Num7z4" style:num-format="1" text:display-levels="5">
        <style:list-level-properties text:list-level-position-and-space-mode="label-alignment">
          <style:list-level-label-alignment text:label-followed-by="listtab"/>
        </style:list-level-properties>
      </text:outline-level-style>
      <text:outline-level-style text:level="6" text:style-name="WW8Num7z5" style:num-format="1" text:display-levels="6">
        <style:list-level-properties text:list-level-position-and-space-mode="label-alignment">
          <style:list-level-label-alignment text:label-followed-by="listtab"/>
        </style:list-level-properties>
      </text:outline-level-style>
      <text:outline-level-style text:level="7" text:style-name="WW8Num7z6" style:num-format="1" text:display-levels="7">
        <style:list-level-properties text:list-level-position-and-space-mode="label-alignment">
          <style:list-level-label-alignment text:label-followed-by="listtab"/>
        </style:list-level-properties>
      </text:outline-level-style>
      <text:outline-level-style text:level="8" text:style-name="WW8Num7z7" style:num-format="1" text:display-levels="8">
        <style:list-level-properties text:list-level-position-and-space-mode="label-alignment">
          <style:list-level-label-alignment text:label-followed-by="listtab"/>
        </style:list-level-properties>
      </text:outline-level-style>
      <text:outline-level-style text:level="9" text:style-name="WW8Num7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text:style-name="WW8Num7z1" style:num-format="1" text:display-levels="2">
        <style:list-level-properties text:list-level-position-and-space-mode="label-alignment">
          <style:list-level-label-alignment text:label-followed-by="listtab"/>
        </style:list-level-properties>
      </text:list-level-style-number>
      <text:list-level-style-number text:level="3" text:style-name="WW8Num7z2" style:num-format="1" text:display-levels="3">
        <style:list-level-properties text:list-level-position-and-space-mode="label-alignment">
          <style:list-level-label-alignment text:label-followed-by="listtab"/>
        </style:list-level-properties>
      </text:list-level-style-number>
      <text:list-level-style-number text:level="4" text:style-name="WW8Num7z3" style:num-format="1" text:display-levels="4">
        <style:list-level-properties text:list-level-position-and-space-mode="label-alignment">
          <style:list-level-label-alignment text:label-followed-by="listtab"/>
        </style:list-level-properties>
      </text:list-level-style-number>
      <text:list-level-style-number text:level="5" text:style-name="WW8Num7z4" style:num-format="1" text:display-levels="5">
        <style:list-level-properties text:list-level-position-and-space-mode="label-alignment">
          <style:list-level-label-alignment text:label-followed-by="listtab"/>
        </style:list-level-properties>
      </text:list-level-style-number>
      <text:list-level-style-number text:level="6" text:style-name="WW8Num7z5" style:num-format="1" text:display-levels="6">
        <style:list-level-properties text:list-level-position-and-space-mode="label-alignment">
          <style:list-level-label-alignment text:label-followed-by="listtab"/>
        </style:list-level-properties>
      </text:list-level-style-number>
      <text:list-level-style-number text:level="7" text:style-name="WW8Num7z6" style:num-format="1" text:display-levels="7">
        <style:list-level-properties text:list-level-position-and-space-mode="label-alignment">
          <style:list-level-label-alignment text:label-followed-by="listtab"/>
        </style:list-level-properties>
      </text:list-level-style-number>
      <text:list-level-style-number text:level="8" text:style-name="WW8Num7z7" style:num-format="1" text:display-levels="8">
        <style:list-level-properties text:list-level-position-and-space-mode="label-alignment">
          <style:list-level-label-alignment text:label-followed-by="listtab"/>
        </style:list-level-properties>
      </text:list-level-style-number>
      <text:list-level-style-number text:level="9" text:style-name="WW8Num7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w" style:num-format="" text:start-value="0">
        <style:list-level-properties text:list-level-position-and-space-mode="label-alignment">
          <style:list-level-label-alignment text:label-followed-by="listtab"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style>
    <style:style style:name="MP2" style:family="paragraph" style:parent-style-name="Header">
      <style:paragraph-properties fo:padding="0in" fo:border="none"/>
    </style:style>
    <style:style style:name="MP3" style:family="paragraph" style:parent-style-name="Header">
      <style:paragraph-properties fo:margin-left="0in" fo:margin-right="-0.0008in" fo:text-indent="0.9846in" style:auto-text-indent="false"/>
      <style:text-properties fo:font-size="12pt" fo:font-weight="bold" style:font-size-asian="12pt" style:font-weight-asian="bold"/>
    </style:style>
    <style:style style:name="MP4" style:family="paragraph" style:parent-style-name="Footer">
      <style:paragraph-properties>
        <style:tab-stops>
          <style:tab-stop style:position="0.8862in"/>
          <style:tab-stop style:position="6.7291in" style:type="right"/>
        </style:tab-stops>
      </style:paragraph-properties>
    </style:style>
    <style:style style:name="MT1" style:family="text">
      <style:text-properties fo:font-style="italic" style:font-style-asian="italic" style:font-style-complex="italic"/>
    </style:style>
    <style:style style:name="MT2" style:family="text"/>
    <style:style style:name="Mfr1" style:family="graphic" style:parent-style-name="Frame">
      <style:graphic-properties fo:margin-left="0in" fo:margin-right="0.098in"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3425in" fo:margin-left="0.9846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bottom="0.6425in" style:dynamic-spacing="true"/>
      </style:header-style>
      <style:footer-style>
        <style:header-footer-properties fo:min-height="0.839in" fo:margin-top="0.8in" style:dynamic-spacing="true"/>
      </style:footer-style>
    </style:page-layout>
    <style:page-layout style:name="Mpm2">
      <style:page-layout-properties fo:page-width="8.5in" fo:page-height="11in" style:num-format="1" style:print-orientation="portrait" fo:margin-top="1.1811in" fo:margin-bottom="1.1811in" fo:margin-left="0.9846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Frame1" text:anchor-type="paragraph" svg:y="0.0008in" fo:min-width="0in" draw:z-index="7"><draw:text-box fo:min-height="0.0228in"><text:p text:style-name="MP2"><draw:frame draw:style-name="Mfr2" draw:name="graphics1" text:anchor-type="as-char" svg:width="0.8799in" svg:height="0.3583in" draw:z-index="15"><draw:image xlink:href="Pictures/2000009800002CA6000011E1C8E995FA.wmf" xlink:type="simple" xlink:show="embed" xlink:actuate="onLoad"/></draw:frame></text:p></draw:text-box></draw:frame><draw:frame draw:style-name="Mfr3" draw:name="Frame2" text:anchor-type="paragraph" svg:y="0.0008in" svg:width="0.8661in" svg:height="0.4335in" draw:z-index="23"><draw:text-box><text:p text:style-name="Standard"><text:bookmark text:name="prop_Logo"/></text:p></draw:text-box></draw:frame><text:bookmark text:name="prop_SecCust"/> <text:bookmark text:name="prop_SecAnd"/><text:s/><text:bookmark text:name="prop_SecComp"/><text:s/><text:bookmark text:name="prop_SecCopySep"/><text:s/><text:bookmark text:name="prop_CopyCust"/><text:s/><text:bookmark text:name="prop_CopyAnd"/><text:s/><text:bookmark text:name="prop_CopyComp"/></text:p>
        <text:p text:style-name="MP3"><text:tab/><text:bookmark text:name="prop_Projectname"/></text:p>
      </style:header>
      <style:footer>
        <text:p text:style-name="MP4"><text:bookmark-start text:name="LDocument"/>Document:<text:bookmark-end text:name="LDocument"/><text:tab/><text:bookmark-start text:name="prop_Document"/><text:file-name text:display="name-and-extension">CandidateAssetListTemplate.doc</text:file-name><text:bookmark-end text:name="prop_Document"/><text:tab/><text:bookmark-start text:name="LDate"/>Date:<text:bookmark-end text:name="LDate"/> <text:s/><text:bookmark-start text:name="prop_Date"/>08-26-2004<text:bookmark-end text:name="prop_Date"/><text:line-break/><text:bookmark-start text:name="LPath"/>Path:<text:bookmark-end text:name="LPath"/><text:span text:style-name="MT1"><text:tab/></text:span><text:bookmark-start text:name="prop_Path"/><text:file-name text:display="full">C:\Updated CC Views\lib7.51_00_main\internal\core.legacy.common_wp.extend-ibm_int\guidances\templates\resources\CandidateAssetListTemplate.doc</text:file-name><text:bookmark-end text:name="prop_Path"/><text:tab/><text:bookmark-start text:name="LVersion"/>Version:<text:bookmark-end text:name="LVersion"/> <text:s/><text:bookmark-start text:name="prop_Version"/>V1.0.0A<text:bookmark-end text:name="prop_Version"/><text:line-break/><text:bookmark text:name="LArchive"/><text:tab/><text:bookmark text:name="prop_Archive"/><text:line-break/><text:bookmark-start text:name="LOwner"/>Owner:<text:bookmark-end text:name="LOwner"/><text:tab/><text:bookmark-start text:name="prop_Owner"/>IBM<text:bookmark-end text:name="prop_Owner"/><text:tab/><text:bookmark-start text:name="LStatus"/>Status:<text:bookmark-end text:name="LStatus"/> <text:s/><text:bookmark-start text:name="prop_Status"/>Draft<text:bookmark-end text:name="prop_Status"/></text:p>
        <text:p text:style-name="MP4"><text:bookmark-start text:name="LSubject"/>Subject:<text:bookmark-end text:name="LSubject"/><text:tab/><text:bookmark-start text:name="prop_Subject"/>ENG 100 - Candidate Asset List<text:bookmark-end text:name="prop_Subject"/> <text:bookmark text:name="prop_Text1"/><text:s text:c="2"/><text:bookmark text:name="prop_Text2"/><text:tab/><text:bookmark-start text:name="TPage"/>Page<text:bookmark-end text:name="TPage"/> <text:s/><text:span text:style-name="Page_20_Number"><text:page-number text:select-page="current">8</text:page-number></text:span> <text:bookmark-start text:name="Tof"/>of<text:bookmark-end text:name="Tof"/> <text:page-count style:num-format="1">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MM Large Document Template</dc:title>
    <dc:subject>IBM Extensions for Word Processors</dc:subject>
    <dc:description>V4.0.0.</dc:description>
    <meta:initial-creator>J. Todd Fredrickson</meta:initial-creator>
    <meta:creation-date>2004-08-26T23:00:00</meta:creation-date>
    <dc:creator>J. Todd Fredrickson</dc:creator>
    <dc:date>2005-12-01T04:25:00</dc:date>
    <meta:editing-cycles>2</meta:editing-cycles>
    <meta:editing-duration>PT1M</meta:editing-duration>
    <meta:document-statistic meta:table-count="5" meta:image-count="1" meta:object-count="0" meta:page-count="8" meta:paragraph-count="120" meta:word-count="981" meta:character-count="6168"/>
    <meta:generator>OpenOffice/4.0.1$Win32 OpenOffice.org_project/401m5$Build-9714</meta:generator>
    <meta:user-defined meta:name="Author">IBM</meta:user-defined>
    <meta:user-defined meta:name="Date">08-26-2004</meta:user-defined>
    <meta:user-defined meta:name="DateSequence">mdy</meta:user-defined>
    <meta:user-defined meta:name="ID">GSE100</meta:user-defined>
    <meta:user-defined meta:name="LAuthor" meta:value-type="string">Author:</meta:user-defined>
    <meta:user-defined meta:name="LDate" meta:value-type="string">Date:</meta:user-defined>
    <meta:user-defined meta:name="LDocument" meta:value-type="string">Document:</meta:user-defined>
    <meta:user-defined meta:name="LForm" meta:value-type="string">GSE100</meta:user-defined>
    <meta:user-defined meta:name="LOwner" meta:value-type="string">Owner:</meta:user-defined>
    <meta:user-defined meta:name="LPath" meta:value-type="string">Path:</meta:user-defined>
    <meta:user-defined meta:name="LStatus" meta:value-type="string">Status:</meta:user-defined>
    <meta:user-defined meta:name="LSubject" meta:value-type="string">Subject:</meta:user-defined>
    <meta:user-defined meta:name="LVersion" meta:value-type="string">Version:</meta:user-defined>
    <meta:user-defined meta:name="Language" meta:value-type="string">uk</meta:user-defined>
    <meta:user-defined meta:name="LongDate" meta:value-type="string">August 26, 2004</meta:user-defined>
    <meta:user-defined meta:name="MonthNo" meta:value-type="string">8</meta:user-defined>
    <meta:user-defined meta:name="Owner" meta:value-type="string">IBM</meta:user-defined>
    <meta:user-defined meta:name="Status" meta:value-type="string">Draft</meta:user-defined>
    <meta:user-defined meta:name="StatusValue" meta:value-type="string">Draft</meta:user-defined>
    <meta:user-defined meta:name="Subject" meta:value-type="string">ENG 100 - Candidate Asset List</meta:user-defined>
    <meta:user-defined meta:name="TApprovals" meta:value-type="string">Approvals</meta:user-defined>
    <meta:user-defined meta:name="TChangesMarked" meta:value-type="string">Changes marked</meta:user-defined>
    <meta:user-defined meta:name="TContents" meta:value-type="string">Contents</meta:user-defined>
    <meta:user-defined meta:name="TDateOfNextRevision" meta:value-type="string">Date of next revision</meta:user-defined>
    <meta:user-defined meta:name="TDateOfThisRevision" meta:value-type="string">Date of this revision</meta:user-defined>
    <meta:user-defined meta:name="TDistribution" meta:value-type="string">Distribution</meta:user-defined>
    <meta:user-defined meta:name="TDocumentHistory" meta:value-type="string">Document History</meta:user-defined>
    <meta:user-defined meta:name="TDocumentLocation" meta:value-type="string">Document Location</meta:user-defined>
    <meta:user-defined meta:name="TDocumentSource" meta:value-type="string">The source of the document will be found in</meta:user-defined>
    <meta:user-defined meta:name="TDocumentValid" meta:value-type="string">This is a snapshot of an on-line document. Paper copies are valid only on the day they are printed. Refer to the author if you are in any doubt about the currency of this document.</meta:user-defined>
    <meta:user-defined meta:name="THasBeenDistributedTo" meta:value-type="string">This document has been distributed to</meta:user-defined>
    <meta:user-defined meta:name="TName" meta:value-type="string">Name</meta:user-defined>
    <meta:user-defined meta:name="TPage" meta:value-type="string">Page</meta:user-defined>
    <meta:user-defined meta:name="TRequiredApprovals" meta:value-type="string">This document requires following approvals. Signed approval forms are filed in the Quality section of the PCB.</meta:user-defined>
    <meta:user-defined meta:name="TRevisionDate" meta:value-type="string">Revision Date</meta:user-defined>
    <meta:user-defined meta:name="TRevisionHistory" meta:value-type="string">Revision History</meta:user-defined>
    <meta:user-defined meta:name="TRevisionNumber" meta:value-type="string">Revision Number</meta:user-defined>
    <meta:user-defined meta:name="TSummaryOfChanges" meta:value-type="string">Summary of Changes</meta:user-defined>
    <meta:user-defined meta:name="TTitle" meta:value-type="string">Title</meta:user-defined>
    <meta:user-defined meta:name="Tof" meta:value-type="string">of</meta:user-defined>
    <meta:user-defined meta:name="Version" meta:value-type="string">V1.0.0A</meta:user-defined>
    <meta:user-defined meta:name="__DFTemplateID" meta:value-type="string">GSE100</meta:user-defined>
    <meta:user-defined meta:name="company" meta:value-type="string">IBM</meta:user-defined>
    <meta:user-defined meta:name="dateformat" meta:value-type="string">mm-dd-yyyy</meta:user-defined>
    <meta:user-defined meta:name="securityclass" meta:value-type="string">UNCLS</meta:user-defined>
    <meta:user-defined meta:name="securitytype" meta:value-type="string">company</meta:user-defined>
  </office:meta>
</office:document-meta>
</file>